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.126cm" style:use-optimal-column-width="false"/>
    </style:style>
    <style:style style:name="co2" style:family="table-column">
      <style:table-column-properties style:column-width="70.216cm" style:use-optimal-column-width="false"/>
    </style:style>
    <style:style style:name="co3" style:family="table-column">
      <style:table-column-properties style:column-width="70.168cm" style:use-optimal-column-width="false"/>
    </style:style>
    <style:style style:name="co4" style:family="table-column">
      <style:table-column-properties style:column-width="143.69cm" style:use-optimal-column-width="false"/>
    </style:style>
    <style:style style:name="co5" style:family="table-column">
      <style:table-column-properties style:column-width="131.858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00pt" style:font-size-asian="200pt" style:font-size-complex="200pt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Liberation Sans1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ce7" style:family="table-cell">
      <loext:graphic-properties draw:textarea-horizontal-align="center"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8" style:family="table-cell">
      <loext:graphic-properties draw:textarea-horizontal-align="center" draw:textarea-vertical-align="middle" style:writing-mode="rl-tb"/>
      <style:paragraph-properties fo:text-align="end" style:writing-mode="rl-tb"/>
      <style:text-properties style:font-name="Alvi Nastaleeq" fo:font-size="200pt" style:font-size-asian="200pt" style:font-name-complex="Alvi Nastaleeq" style:font-size-complex="200pt"/>
    </style:style>
    <style:style style:name="ce9" style:family="table-cell">
      <loext:graphic-properties draw:textarea-vertical-align="middle"/>
      <style:paragraph-properties fo:text-align="center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P5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weight="bold" style:font-name-asian="Calibri" style:font-weight-asian="bold" style:font-name-complex="Alvi Nastaleeq" style:font-weight-complex="bold"/>
    </style:style>
    <style:style style:name="T2" style:family="text">
      <style:text-properties style:font-name="Tahoma" style:font-name-asian="Liberation Sans1" style:font-name-complex="Liberation Sans1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Alvi Nastaleeq" style:font-name-asian="Calibri" style:font-name-complex="Alvi Nastaleeq"/>
    </style:style>
    <style:style style:name="T5" style:family="text">
      <style:text-properties style:font-name="Alvi Nastaleeq" style:font-name-asian="Liberation Sans1" style:font-name-complex="Alvi Nastaleeq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28.309cm" svg:height="171.01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<text:span text:style-name="T1">چہرہ بڑا نازک ہے، بڑی گرْم ہوا ہے</text:span><text:span text:style-name="T1"><text:line-break/></text:span><text:span text:style-name="T1">ماں دیکھ رہی ہے</text:span></text:p>
              </table:table-cell>
              <table:table-cell>
                <text:p text:style-name="P1"><text:span text:style-name="T1">چھ ماہ کا مجاہد، سوئے میدان چلا ہے</text:span><text:span text:style-name="T1"><text:line-break/></text:span><text:span text:style-name="T1">ماں دیکھ رہی ہے</text:span></text:p>
              </table:table-cell>
              <table:table-cell table:style-name="ce3"/>
              <table:table-cell table:style-name="ce4">
                <text:p text:style-name="P2"><text:span text:style-name="T2">Cheh mah ka mujahid, suwe maidaan chala hai</text:span><text:span text:style-name="T2"><text:line-break/></text:span><text:span text:style-name="T2">Maa dekh rahi hai</text:span></text:p>
              </table:table-cell>
              <table:table-cell table:style-name="ce4">
                <text:p text:style-name="P2"><text:span text:style-name="T2">Chehra bara nazuk hai, bari garm hawa hai</text:span><text:span text:style-name="T2"><text:line-break/></text:span><text:span text:style-name="T2">Maa dekh rahi hai</text:span></text:p>
              </table:table-cell>
              <table:table-cell table:style-name="ce5"/>
            </table:table-row>
            <table:table-row table:style-name="ro2" table:default-cell-style-name="ce5">
              <table:table-cell>
                <text:p text:style-name="P3"><text:span text:style-name="T3">2</text:span></text:p>
              </table:table-cell>
              <table:table-cell table:style-name="ce6">
                <text:p text:style-name="P4"><text:span text:style-name="T4">اے بہن تیرے سامنے بابا، کے ہیں حالات</text:span><text:span text:style-name="T4"><text:line-break/></text:span><text:span text:style-name="T4">اب شامِ غریباں کو، ہی ہوتی ہے ملاقات</text:span><text:span text:style-name="T4"><text:line-break/></text:span><text:span text:style-name="T4">مُڑمُڑ کے سکینہ، کی طرف دیکھ رہا ہے</text:span><text:span text:style-name="T4"><text:line-break/></text:span><text:span text:style-name="T4">ماں دیکھ رہی ہے</text:span></text:p>
              </table:table-cell>
              <table:table-cell table:style-name="ce6">
                <text:p text:style-name="P4"><text:span text:style-name="T4">ظالم تجھے اس بات کا، احساس نہیں ہے</text:span><text:span text:style-name="T4"><text:line-break/></text:span><text:span text:style-name="T4">چھ ماہ کا بچہ ہے، یہ عباس نہیں ہے</text:span><text:span text:style-name="T4"><text:line-break/></text:span><text:span text:style-name="T4">کم سِن علی اصغر سے، تیرا تیر بڑا ہے</text:span><text:span text:style-name="T4"><text:line-break/></text:span><text:span text:style-name="T4">ماں دیکھ رہی ہے</text:span></text:p>
              </table:table-cell>
              <table:table-cell>
                <text:p text:style-name="P3"><text:span text:style-name="T3">1</text:span></text:p>
              </table:table-cell>
              <table:table-cell table:style-name="ce4">
                <text:p text:style-name="P2"><text:span text:style-name="T2">Zalim tujhe is baat, ka ehsaas nahi hai</text:span><text:span text:style-name="T2"><text:line-break/></text:span><text:span text:style-name="T2">Cheh mah ka bacha hai, ye Abbas nahi hai</text:span><text:span text:style-name="T2"><text:line-break/></text:span><text:span text:style-name="T2">Kamsin ali asghar se tera teer bara hai</text:span><text:span text:style-name="T2"><text:line-break/></text:span><text:span text:style-name="T2">Maa dekh tahi hai</text:span></text:p>
              </table:table-cell>
              <table:table-cell table:style-name="ce4">
                <text:p text:style-name="P2"><text:span text:style-name="T2">Ay behn tere samne baba ke hain haalaat</text:span><text:span text:style-name="T2"><text:line-break/></text:span><text:span text:style-name="T2">Ab sham-e-ghareeban ko hi hoti hai mulaaqaat</text:span><text:span text:style-name="T2"><text:line-break/></text:span><text:span text:style-name="T2">Mur mur ke Sakina ki taraf dekh raha hai</text:span><text:span text:style-name="T2"><text:line-break/></text:span><text:span text:style-name="T2">Maa dekh rahi hai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4</text:span></text:p>
              </table:table-cell>
              <table:table-cell table:style-name="ce6">
                <text:p text:style-name="P4"><text:span text:style-name="T4">اللہ میرے اللہ، یہ دھائی ہے دھائی</text:span><text:span text:style-name="T4"><text:line-break/></text:span><text:span text:style-name="T4">اُمَّت نے سیَّدہ کی، یوں لُوٹی ہے کمائی</text:span><text:span text:style-name="T4"><text:line-break/></text:span><text:span text:style-name="T4">ایک بہن نے بھائی، کا لہو منہ پے مَلا ہے</text:span><text:span text:style-name="T4"><text:line-break/></text:span><text:span text:style-name="T4">ماں دیکھ رہی ہے</text:span></text:p>
              </table:table-cell>
              <table:table-cell table:style-name="ce6">
                <text:p text:style-name="P4"><text:span text:style-name="T4">حُرمَل نے کماں کھینچی تو لرزی یہ زمیں ہے</text:span><text:span text:style-name="T4"><text:line-break/></text:span><text:span text:style-name="T4">ہے سامنے بھیّا، تبھی یہ اُس کو یقین ہے</text:span><text:span text:style-name="T4"><text:line-break/></text:span><text:span text:style-name="T4">پردہ بڑی بے چے،نی سے خیمے کا ہٹا ہے</text:span><text:span text:style-name="T4"><text:line-break/></text:span><text:span text:style-name="T4">ماں دیکھ رہی ہے</text:span></text:p>
              </table:table-cell>
              <table:table-cell>
                <text:p text:style-name="P3"><text:span text:style-name="T3">3</text:span></text:p>
              </table:table-cell>
              <table:table-cell table:style-name="ce4">
                <text:p text:style-name="P2"><text:span text:style-name="T2">Hurmal ne kamaan khenchi toh larzi ye zameen hai</text:span><text:span text:style-name="T2"><text:line-break/></text:span><text:span text:style-name="T2">Hai saamne bhayya, tabhi ye usko yaqeen hai</text:span><text:span text:style-name="T2"><text:line-break/></text:span><text:span text:style-name="T2">Parda bari bechai,ni se khaime ka hata hai</text:span><text:span text:style-name="T2"><text:line-break/></text:span><text:span text:style-name="T2">Maa dekh rahi hai</text:span></text:p>
              </table:table-cell>
              <table:table-cell table:style-name="ce4">
                <text:p text:style-name="P2"><text:span text:style-name="T2">Allah mere Allah ye duhaai hai duhaai</text:span><text:span text:style-name="T2"><text:line-break/></text:span><text:span text:style-name="T2">Ummat ne Sayyada ki yun luti hai kamai</text:span><text:span text:style-name="T2"><text:line-break/></text:span><text:span text:style-name="T2">Aik behen ne bhai ka lahu muh pe mala hai</text:span><text:span text:style-name="T2"><text:line-break/></text:span><text:span text:style-name="T2">Maa dekh rahi hai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3">6</text:span></text:p>
              </table:table-cell>
              <table:table-cell table:style-name="ce6">
                <text:p text:style-name="P4"><text:span text:style-name="T4">ہیں ہاجرہ یعقوب براہیم کے ہمسر</text:span><text:span text:style-name="T4"><text:line-break/></text:span><text:span text:style-name="T4">سر چاند سے بیٹے کا، چڑھا نوکِ سِناں پر</text:span><text:span text:style-name="T4"><text:line-break/></text:span><text:span text:style-name="T4">پابندِ رسن پھول سی بیٹی کا گلا ہے</text:span><text:span text:style-name="T4"><text:line-break/></text:span><text:span text:style-name="T4">ماں دیکھ رہی ہے</text:span></text:p>
              </table:table-cell>
              <table:table-cell table:style-name="ce6">
                <text:p text:style-name="P4"><text:span text:style-name="T4">سوچا تھا کہ جی لے گی وہ یادوں کے سہارے</text:span><text:span text:style-name="T4"><text:line-break/></text:span><text:span text:style-name="T4">اُمّت نے جلا ڈالے ہیں ارمان ہی سارے</text:span><text:span text:style-name="T4"><text:line-break/></text:span><text:span text:style-name="T4">اصغر تیرا جھولا میرا کرتا بھی جلا ہے</text:span><text:span text:style-name="T4"><text:line-break/></text:span><text:span text:style-name="T4">ماں دیکھ رہی ہے</text:span></text:p>
              </table:table-cell>
              <table:table-cell>
                <text:p text:style-name="P3"><text:span text:style-name="T3">5</text:span></text:p>
              </table:table-cell>
              <table:table-cell table:style-name="ce4">
                <text:p text:style-name="P2"><text:span text:style-name="T2">Socha tha ke jee legi wo yaadon ke sahare</text:span><text:span text:style-name="T2"><text:line-break/></text:span><text:span text:style-name="T2">Ummat ne jala daale hai armaan hi saare</text:span><text:span text:style-name="T2"><text:line-break/></text:span><text:span text:style-name="T2">Asghar tera jhoola tmra kurta bhi jala hai</text:span><text:span text:style-name="T2"><text:line-break/></text:span><text:span text:style-name="T2">Maa dekh rahi hai</text:span></text:p>
              </table:table-cell>
              <table:table-cell table:style-name="ce4">
                <text:p text:style-name="P2"><text:span text:style-name="T2">Hain Hajra Yaqoob Baraahim ke hamsar</text:span><text:span text:style-name="T2"><text:line-break/></text:span><text:span text:style-name="T2">Sar chand se bete ka charha nok-e-sinan par</text:span><text:span text:style-name="T2"><text:line-break/></text:span><text:span text:style-name="T2">Paband-e-rasan phul si beti ka gala hai</text:span><text:span text:style-name="T2"><text:line-break/></text:span><text:span text:style-name="T2">Maa dekh rahi hai</text:span></text:p>
              </table:table-cell>
              <table:table-cell>
                <text:p text:style-name="P3"><text:span text:style-name="T3">6</text:span></text:p>
              </table:table-cell>
            </table:table-row>
            <table:table-row table:style-name="ro2" table:default-cell-style-name="ce5">
              <table:table-cell/>
              <table:table-cell table:style-name="ce7" table:number-columns-spanned="2">
                <text:p text:style-name="P5"><text:span text:style-name="T5">عمران مجھے قوتِ تحریر نہیں ہے</text:span><text:span text:style-name="T5"><text:line-break/></text:span><text:span text:style-name="T5">کیسے میں لکھوں تیر کہ یہ تیر نہیں ہے</text:span><text:span text:style-name="T5"><text:line-break/></text:span><text:span text:style-name="T5">اصغر کی طرف چل پڑی تیزی سے قضا ہے</text:span><text:span text:style-name="T5"><text:line-break/></text:span><text:span text:style-name="T5">ماں دیکھ رہی ہے</text:span></text:p>
              </table:table-cell>
              <table:covered-table-cell table:style-name="ce8"/>
              <table:table-cell>
                <text:p text:style-name="P3"><text:span text:style-name="T3"/></text:p>
                <text:p text:style-name="P3"><text:span text:style-name="T3">7</text:span></text:p>
              </table:table-cell>
              <table:table-cell table:style-name="ce4" table:number-columns-spanned="2">
                <text:p text:style-name="P2"><text:span text:style-name="T2">Imran mujhe quwat-e-tehreer nahi hai</text:span><text:span text:style-name="T2"><text:line-break/></text:span><text:span text:style-name="T2">Kaise main likhu teer ke ye teer nahi hai</text:span><text:span text:style-name="T2"><text:line-break/></text:span><text:span text:style-name="T2">Asghar ki taraf chal pari tezi se qaza hai</text:span><text:span text:style-name="T2"><text:line-break/></text:span><text:span text:style-name="T2">Maa dekh rahi hai</text:span></text:p>
              </table:table-cell>
              <table:covered-table-cell table:style-name="ce9"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28.31cm" fo:page-height="171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2:04:24.279961200</dc:date>
    <meta:editing-duration>PT56M49S</meta:editing-duration>
    <meta:editing-cycles>17</meta:editing-cycles>
    <meta:generator>LibreOffice/25.2.4.3$Windows_X86_64 LibreOffice_project/33e196637044ead23f5c3226cde09b47731f7e27</meta:generator>
    <meta:document-statistic meta:object-count="1"/>
  </office:meta>
</office:document-meta>
</file>